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6adf5" officeooo:paragraph-rsid="0016adf5"/>
    </style:style>
    <style:style style:name="P2" style:family="paragraph" style:parent-style-name="Text_20_body">
      <style:text-properties officeooo:rsid="001aeb1a" officeooo:paragraph-rsid="001aeb1a"/>
    </style:style>
    <style:style style:name="P3" style:family="paragraph" style:parent-style-name="Text_20_body">
      <style:text-properties officeooo:rsid="001bea15" officeooo:paragraph-rsid="001bea15"/>
    </style:style>
    <style:style style:name="P4" style:family="paragraph" style:parent-style-name="Text_20_body">
      <style:text-properties officeooo:rsid="001cf70f" officeooo:paragraph-rsid="001cf70f"/>
    </style:style>
    <style:style style:name="P5" style:family="paragraph" style:parent-style-name="Text_20_body">
      <style:text-properties officeooo:rsid="0016689e"/>
    </style:style>
    <style:style style:name="P6" style:family="paragraph" style:parent-style-name="Text_20_body">
      <style:text-properties officeooo:rsid="001d94de" officeooo:paragraph-rsid="001d94de"/>
    </style:style>
    <style:style style:name="P7" style:family="paragraph" style:parent-style-name="Text_20_body">
      <style:text-properties officeooo:rsid="001f0c9f" officeooo:paragraph-rsid="001f0c9f"/>
    </style:style>
    <style:style style:name="P8" style:family="paragraph" style:parent-style-name="Text_20_body">
      <style:text-properties officeooo:rsid="002013d1" officeooo:paragraph-rsid="002013d1"/>
    </style:style>
    <style:style style:name="P9" style:family="paragraph" style:parent-style-name="Text_20_body">
      <style:text-properties officeooo:rsid="001cf70f" officeooo:paragraph-rsid="001cf70f"/>
    </style:style>
    <style:style style:name="P10" style:family="paragraph" style:parent-style-name="Heading_20_2">
      <style:text-properties officeooo:rsid="001f0c9f" officeooo:paragraph-rsid="001f0c9f"/>
    </style:style>
    <style:style style:name="T1" style:family="text">
      <style:text-properties officeooo:rsid="001d94de"/>
    </style:style>
    <style:style style:name="T2" style:family="text">
      <style:text-properties officeooo:rsid="002013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ttiny Nikon D50 remote</text:p>
      <text:p text:style-name="P5"/>
      <text:h text:style-name="P10" text:outline-level="2">PWM a 38Khz avec le Timer1 :</text:h>
      <text:p text:style-name="P6">L'Attiny possède 2 timers, timer0 et timer1.</text:p>
      <text:p text:style-name="P7">Le PWM du timer 1 est disponible sur les broches PB4 et PB3, il faut activer la pin en sortie.</text:p>
      <text:p text:style-name="P7">Ensuite il faut activer l'horloge et/ou le prescaler dans TCCR1 puis activer le PWM et le niveau de sortie LOW /HIGH dans le registre GTCCR. <text:span text:style-name="T2">OCR1B sert de declencheur du PWM et OCR1C sert a limiter le comptage.</text:span></text:p>
      <text:p text:style-name="P8">Oscillateur de l'Attiny est a 1Mhz soit une période de 1us. Le Timer1 étant sur 8 bits, il débordera a 256us. En configurant OCRB a 128, on aura un signal carré de période 256us avec HIGH=128us et LOW=128us.</text:p>
      <text:p text:style-name="P8">En configurant OCRC1 à 26, le compteur repartira a 0 non pas a 255us mais a 26us et en configurant OCR1B a 13, on obtient notre fréquence à 38Khz.</text:p>
      <text:p text:style-name="P8"/>
      <text:p text:style-name="P3">Avant tout, il faut inclure les en tetes suivantes :</text:p>
      <text:p text:style-name="P3">#include &lt;avr/io.h&gt;<text:tab/><text:tab/>//Pour les entrees sorties</text:p>
      <text:p text:style-name="P3">#include &lt;util/delay.h&gt;<text:tab/>// Pour les delays</text:p>
      <text:p text:style-name="P3">#include &lt;avr/interrupt.h&gt;<text:tab/>//Pour gerer les enterruptions</text:p>
      <text:p text:style-name="P4">ensuite, dans le main :</text:p>
      <text:p text:style-name="P4">cli() ;<text:tab/><text:tab/>//desactive les interruptions, vraiment au debut ?</text:p>
      <text:p text:style-name="P4">TCCR1 = 0 ;<text:tab/>//Timer counter 1 control register : config compteur 1</text:p>
      <text:p text:style-name="P4">TCCR1 = 1&lt;&lt;CS10 ;<text:tab/>//Compte a la freq CPU, <text:s/><text:span text:style-name="T2">pas de prescaler </text:span></text:p>
      <text:p text:style-name="P8">GTCCR = 1&lt;&lt;PWM1B | 1&lt;&lt;COM1B0; // pwm actif, toggle OC1B</text:p>
      <text:p text:style-name="P8">OCR1C = 26; // le compteur compte jusque 152</text:p>
      <text:p text:style-name="P8">OCR1B = 13; <text:s/>// déclenchement a 128</text:p>
      <text:p text:style-name="P4"><text:span text:style-name="T1"><text:s/>deébordement</text:span></text:p>
      <text:p text:style-name="P4"/>
      <text:p text:style-name="P2">sources :</text:p>
      <text:p text:style-name="P2"><text:a xlink:type="simple" xlink:href="http://www.engblaze.com/microcontroller-tutorial-avr-and-arduino-timer-interrupts/">http://www.engblaze.com/microcontroller-tutorial-avr-and-arduino-timer-interrupts/</text:a></text:p>
      <text:p text:style-name="P3"><text:a xlink:type="simple" xlink:href="http://blog.cicatrice.eu/40">http://blog.cicatrice.eu/40</text:a></text:p>
      <text:p text:style-name="P3"/>
      <text:p text:style-name="P1"><text:soft-page-break/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6:10:23.156322979</meta:creation-date>
    <dc:date>2015-09-06T12:36:05.280168260</dc:date>
    <meta:editing-duration>PT32M33S</meta:editing-duration>
    <meta:editing-cycles>6</meta:editing-cycles>
    <meta:generator>LibreOffice/4.2.8.2$Linux_x86 LibreOffice_project/420m0$Build-2</meta:generator>
    <meta:document-statistic meta:table-count="0" meta:image-count="0" meta:object-count="0" meta:page-count="2" meta:paragraph-count="22" meta:word-count="241" meta:character-count="1424" meta:non-whitespace-character-count="1198"/>
  </office:meta>
</office:document-meta>
</file>